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style:rfc-language-tag="en-029" fo:language="en"/>
    </style:style>
    <style:style style:name="P2" style:parent-style-name="Sansinterligne" style:family="paragraph">
      <style:text-properties style:rfc-language-tag="en-029" fo:language="en"/>
    </style:style>
    <style:style style:name="P3" style:parent-style-name="Sansinterligne" style:family="paragraph">
      <style:text-properties style:rfc-language-tag="en-029" fo:language="en"/>
    </style:style>
    <style:style style:name="P4" style:parent-style-name="Sansinterligne" style:family="paragraph">
      <style:text-properties style:rfc-language-tag="en-029" fo:language="en"/>
    </style:style>
    <style:style style:name="P5" style:parent-style-name="Sansinterligne" style:family="paragraph">
      <style:text-properties style:rfc-language-tag="en-029" fo:language="en"/>
    </style:style>
    <style:style style:name="T6" style:parent-style-name="Policepardéfaut" style:family="text">
      <style:text-properties style:rfc-language-tag="en-029" fo:language="en"/>
    </style:style>
    <style:style style:name="T7" style:parent-style-name="Policepardéfaut" style:family="text">
      <style:text-properties style:rfc-language-tag="en-029" fo:language="en"/>
    </style:style>
    <style:style style:name="T8" style:parent-style-name="Policepardéfaut" style:family="text">
      <style:text-properties style:rfc-language-tag="en-029" fo:language="en"/>
    </style:style>
    <style:style style:name="T9" style:parent-style-name="Policepardéfaut" style:family="text">
      <style:text-properties style:rfc-language-tag="en-029" fo:language="en"/>
    </style:style>
    <style:style style:name="T10" style:parent-style-name="Policepardéfaut" style:family="text">
      <style:text-properties style:rfc-language-tag="en-029" fo:language="en"/>
    </style:style>
    <style:style style:name="T11" style:parent-style-name="Policepardéfaut" style:family="text">
      <style:text-properties style:rfc-language-tag="en-029" fo:language="en"/>
    </style:style>
    <style:style style:name="T12" style:parent-style-name="Policepardéfaut" style:family="text">
      <style:text-properties style:rfc-language-tag="en-029" fo:language="en"/>
    </style:style>
    <style:style style:name="T13" style:parent-style-name="Policepardéfaut" style:family="text">
      <style:text-properties style:rfc-language-tag="en-029" fo:language="en"/>
    </style:style>
  </office:automatic-styles>
  <office:body>
    <office:text text:use-soft-page-breaks="true">
      <text:p text:style-name="P1">Expression écrite</text:p>
      <text:p text:style-name="P2"/>
      <text:p text:style-name="P3">Say how you imagine your future professionnal life. Use the appropriate vocabulary. 150words +-10%</text:p>
      <text:p text:style-name="P4"/>
      <text:p text:style-name="P5">After finishing my technical degree in computer science services for organizations<text:s/>with the option developpment which will<text:s/>give me skills to pursue beyond this technical degree with a Bachelor Degree.</text:p>
      <text:p text:style-name="Sansinterligne"><text:span text:style-name="T6">This<text:s/></text:span><text:span text:style-name="T7">Bachelor degree</text:span><text:span text:style-name="T8"><text:s/>will be<text:s/></text:span><text:span text:style-name="T9">in computer science</text:span><text:span text:style-name="T10"><text:s/></text:span><text:span text:style-name="T11">: web applications which after this year of this bachelor’s degree will allow me to become a<text:s/></text:span><text:span text:style-name="T12">web developper. If I can, I would like to work in<text:s/></text:span><text:span text:style-name="T13">big companies like Google, Ubisoft, App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8T08:39:00Z</meta:creation-date>
    <dc:date>2020-09-08T09:13:00Z</dc:date>
    <meta:template xlink:href="Normal" xlink:type="simple"/>
    <meta:editing-cycles>1</meta:editing-cycles>
    <meta:editing-duration>PT2040S</meta:editing-duration>
    <meta:document-statistic meta:page-count="1" meta:paragraph-count="1" meta:word-count="85" meta:character-count="554" meta:row-count="3" meta:non-whitespace-character-count="470"/>
  </office:meta>
</office:document-meta>
</file>